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1126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01 - WMD Onsi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Sr. No.</text:p>
          </table:table-cell>
          <table:table-cell table:style-name="ce3" office:value-type="string" calcext:value-type="string">
            <text:p>Class No</text:p>
          </table:table-cell>
          <table:table-cell table:style-name="ce3" office:value-type="string" calcext:value-type="string">
            <text:p>Topics</text:p>
          </table:table-cell>
          <table:table-cell table:style-name="ce3" office:value-type="string" calcext:value-type="string">
            <text:p>Assignments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2)</text:p>
          </table:table-cell>
          <table:table-cell table:style-name="ce5" office:value-type="string" calcext:value-type="string">
            <text:p><text:a xlink:href="http://www.pavaverse.co/" xlink:type="simple">Panaverse Offical</text:a></text:p>
          </table:table-cell>
          <table:table-cell table:style-name="ce5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number-columns-repeated="2" table:style-name="ce5"/>
          <table:table-cell table:style-name="ce5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5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table-cell table:style-name="ce6" office:value-type="float" office:value="2" calcext:value-type="float" table:number-columns-spanned="1" table:number-rows-spanned="5">
            <text:p>2</text:p>
          </table:table-cell>
          <table:table-cell table:style-name="ce6" office:value-type="string" calcext:value-type="string" table:number-columns-spanned="1" table:number-rows-spanned="5">
            <text:p>Class 02 (2022-10-16)</text:p>
          </table:table-cell>
          <table:table-cell table:style-name="ce5" office:value-type="string" calcext:value-type="string">
            <text:p><text:a xlink:href="https://docs.google.com/presentation/d/1eOLJTN0FyVAw6lMUvA_XYLORKnudWXyzXsB6sg5oPIs/edit?usp=sharing" xlink:type="simple">Node.js Intro</text:a></text:p>
          </table:table-cell>
          <table:table-cell table:style-name="ce7" office:value-type="string" calcext:value-type="string">
            <text:p><text:a xlink:href="https://github.com/hassan-ak/PIAIC-WMD-Q1/blob/main/Lectures/Onsite/01%20WMD%20at%20UMT/class_02-20221014/assignment/Readme.md" xlink:type="simple">Install Metamask and get some tokens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number-columns-repeated="2" table:style-name="ce5"/>
          <table:table-cell table:style-name="ce5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7" office:value-type="string" calcext:value-type="string">
            <text:p><text:a xlink:href="https://github.com/hassan-ak/PIAIC-WMD-Q1/blob/main/Lectures/Onsite/01%20WMD%20at%20UMT/class_02-20221014/assignment/Readme.md" xlink:type="simple">Create your ERC20 token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number-columns-repeated="2" table:style-name="ce5"/>
          <table:table-cell table:style-name="ce5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7" office:value-type="string" calcext:value-type="string">
            <text:p><text:a xlink:href="https://github.com/hassan-ak/PIAIC-WMD-Q1/blob/main/Lectures/Onsite/01%20WMD%20at%20UMT/class_02-20221014/assignment/Readme.md" xlink:type="simple">Create an NFT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number-columns-repeated="2" table:style-name="ce5"/>
          <table:table-cell table:style-name="ce5"/>
          <table:table-cell table:style-name="ce7" office:value-type="string" calcext:value-type="string">
            <text:p><text:a xlink:href="https://github.com/hassan-ak/PIAIC-WMD-Q1/blob/main/Lectures/Onsite/01%20WMD%20at%20UMT/class_02-20221014/assignment/Readme.md" xlink:type="simple">Provide liquidity to a existing pool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number-columns-repeated="2" table:style-name="ce5"/>
          <table:table-cell table:style-name="ce5"/>
          <table:table-cell table:style-name="ce7" office:value-type="string" calcext:value-type="string">
            <text:p><text:a xlink:href="https://github.com/hassan-ak/PIAIC-WMD-Q1/blob/main/Lectures/Onsite/01%20WMD%20at%20UMT/class_02-20221014/assignment/Readme.md" xlink:type="simple">Create a new pool and provide liquidity</text:a></text:p>
          </table:table-cell>
          <table:table-cell table:style-name="ce1"/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 - JS for beginners Online Daniyal Nagor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Sr. No.</text:p>
          </table:table-cell>
          <table:table-cell table:style-name="ce3" office:value-type="string" calcext:value-type="string">
            <text:p>Class No</text:p>
          </table:table-cell>
          <table:table-cell table:style-name="ce3" office:value-type="string" calcext:value-type="string">
            <text:p>Topics</text:p>
          </table:table-cell>
          <table:table-cell table:style-name="ce3" office:value-type="string" calcext:value-type="string">
            <text:p>Assignments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lass 01 (2022-10-06)</text:p>
          </table:table-cell>
          <table:table-cell table:style-name="ce5" office:value-type="string" calcext:value-type="string">
            <text:p>Introduction</text:p>
          </table:table-cell>
          <table:table-cell table:style-name="Default" office:value-type="string" calcext:value-type="string">
            <text:p><text:a xlink:href="https://github.com/hassan-ak/PIAIC-WMD-Q1/tree/main/Lectures/Online/01%20Programming%20for%20Absolute%20Beginners%20By%20Daniyal%20Nagori/assignments/class_01-20221006" xlink:type="simple">Responsive web page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1" table:number-rows-spanned="2">
            <text:p>Class 01 (2022-10-10)</text:p>
          </table:table-cell>
          <table:table-cell table:style-name="ce5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5"/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style-name="ce4"/>
          <table:covered-table-cell table:style-name="ce6"/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7"/>
          <table:table-cell table:style-name="ce1"/>
          <table:table-cell table:number-columns-repeated="1018"/>
        </table:table-row>
        <table:table-row table:style-name="ro3" table:number-rows-repeated="4"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number-columns-repeated="1018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8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1018" table:default-cell-style-name="ce2"/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/>
          <table:table-cell table:style-name="ce3" office:value-type="string" calcext:value-type="string">
            <text:p>Sr. No.</text:p>
          </table:table-cell>
          <table:table-cell table:style-name="ce3" office:value-type="string" calcext:value-type="string">
            <text:p>Class No</text:p>
          </table:table-cell>
          <table:table-cell table:style-name="ce3" office:value-type="string" calcext:value-type="string">
            <text:p>Topics</text:p>
          </table:table-cell>
          <table:table-cell table:style-name="ce3" office:value-type="string" calcext:value-type="string">
            <text:p>Assignments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5" office:value-type="string" calcext:value-type="string">
            <text:p>Introduction</text:p>
          </table:table-cell>
          <table:table-cell table:style-name="Default" office:value-type="string" calcext:value-type="string">
            <text:p><text:a xlink:href="https://github.com/hassan-ak/PIAIC-WMD-Q1/tree/main/Lectures/Online/02%20Project-Based%20Programming%20By%20Hira%20Khan%20and%20Adil%20Altaf/assignments/class_01-20221008/q1" xlink:type="simple">Miles-to-kilometers converter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style-name="ce4"/>
          <table:covered-table-cell table:style-name="ce6"/>
          <table:table-cell table:style-name="ce5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Default" office:value-type="string" calcext:value-type="string">
            <text:p><text:a xlink:href="https://github.com/hassan-ak/PIAIC-WMD-Q1/tree/main/Lectures/Online/02%20Project-Based%20Programming%20By%20Hira%20Khan%20and%20Adil%20Altaf/assignments/class_01-20221008/q2" xlink:type="simple">BMI Calculator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table-cell table:style-name="ce4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 table:number-columns-spanned="1" table:number-rows-spanned="4">
            <text:p>Class 02 (2022-10-15)</text:p>
          </table:table-cell>
          <table:table-cell table:style-name="ce5" office:value-type="string" calcext:value-type="string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Default" office:value-type="string" calcext:value-type="string">
            <text:p><text:a xlink:href="https://github.com/hassan-ak/PIAIC-WMD-Q1/blob/main/Lectures/Online/02%20Project-Based%20Programming%20By%20Hira%20Khan%20and%20Adil%20Altaf/assignments/class_02-20221015/question_01.mjs" xlink:type="simple">Manipulating an array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number-columns-repeated="2" table:style-name="ce5"/>
          <table:table-cell table:style-name="ce5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Default" office:value-type="string" calcext:value-type="string">
            <text:p><text:a xlink:href="https://github.com/hassan-ak/PIAIC-WMD-Q1/blob/main/Lectures/Online/02%20Project-Based%20Programming%20By%20Hira%20Khan%20and%20Adil%20Altaf/assignments/class_02-20221015/question_02.mjs" xlink:type="simple">Company product catalog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number-columns-repeated="2" table:style-name="ce5"/>
          <table:table-cell table:style-name="ce5"/>
          <table:table-cell table:style-name="Default" office:value-type="string" calcext:value-type="string">
            <text:p><text:a xlink:href="https://github.com/hassan-ak/PIAIC-WMD-Q1/blob/main/Lectures/Online/02%20Project-Based%20Programming%20By%20Hira%20Khan%20and%20Adil%20Altaf/assignments/class_02-20221015/question_03.mjs" xlink:type="simple">Evaluating a number game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covered-table-cell table:number-columns-repeated="2" table:style-name="ce5"/>
          <table:table-cell table:style-name="ce5"/>
          <table:table-cell table:style-name="Default" office:value-type="string" calcext:value-type="string">
            <text:p><text:a xlink:href="https://github.com/hassan-ak/PIAIC-WMD-Q1/blob/main/Lectures/Online/02%20Project-Based%20Programming%20By%20Hira%20Khan%20and%20Adil%20Altaf/assignments/class_02-20221015/question_04.mjs" xlink:type="simple">Friend checker game</text:a>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1"/>
          <table:table-cell table:style-name="ce5" table:number-columns-repeated="3"/>
          <table:table-cell table:style-name="ce7"/>
          <table:table-cell table:style-name="ce1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5T19:50:52.972000000</dc:date>
    <meta:editing-duration>PT38M56S</meta:editing-duration>
    <meta:editing-cycles>56</meta:editing-cycles>
    <meta:generator>LibreOffice/7.3.3.2$Windows_X86_64 LibreOffice_project/d1d0ea68f081ee2800a922cac8f79445e4603348</meta:generator>
    <meta:document-statistic meta:table-count="3" meta:cell-count="50" meta:object-count="0"/>
  </office:meta>
</office:document-meta>
</file>